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, Verdana, Arial, sans-serif"/>
  </office:font-face-decls>
  <office:automatic-styles>
    <style:style style:name="P1" style:family="paragraph" style:parent-style-name="Standard">
      <style:text-properties style:font-name="Latin Modern Roman"/>
    </style:style>
    <style:style style:name="P2" style:family="paragraph" style:parent-style-name="Standard">
      <style:paragraph-properties fo:text-align="justify" style:justify-single-word="false"/>
      <style:text-properties style:font-name="Latin Modern Roman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ff0000" loext:opacity="100%" style:font-name="Latin Modern Roman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Latin Modern Roman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officeooo:paragraph-rsid="0011a2f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36383d" loext:opacity="100%" style:font-name="Roboto" fo:font-size="12pt" fo:font-weight="normal"/>
    </style:style>
    <style:style style:name="T3" style:family="text">
      <style:text-properties fo:color="#36383d" loext:opacity="100%" fo:font-size="12pt" fo:font-weight="normal"/>
    </style:style>
    <style:style style:name="T4" style:family="text">
      <style:text-properties fo:color="#36383d" loext:opacity="100%" style:font-name="Latin Modern Roman" fo:font-size="12pt" fo:font-weight="normal"/>
    </style:style>
    <style:style style:name="T5" style:family="text">
      <style:text-properties style:font-name="Latin Modern Roman"/>
    </style:style>
    <style:style style:name="T6" style:family="text">
      <style:text-properties style:font-name="Latin Modern Roman" officeooo:rsid="0011a2fa"/>
    </style:style>
    <style:style style:name="T7" style:family="text">
      <style:text-properties style:font-name="Latin Modern Roman" fo:font-size="12pt" style:font-size-asian="12pt" style:font-size-complex="12pt"/>
    </style:style>
    <style:style style:name="T8" style:family="text">
      <style:text-properties style:font-name="Latin Modern Roman" fo:font-size="12pt" officeooo:rsid="0011a2fa" style:font-size-asian="12pt" style:font-size-complex="12pt"/>
    </style:style>
    <style:style style:name="T9" style:family="text">
      <style:text-properties style:font-name="Latin Modern Roman" fo:font-size="12pt" fo:font-weight="bold" officeooo:rsid="0011a2fa" style:font-size-asian="12pt" style:font-weight-asian="bold" style:font-size-complex="12pt" style:font-weight-complex="bold"/>
    </style:style>
    <style:style style:name="T10" style:family="text">
      <style:text-properties style:font-name="Latin Modern Roman" fo:font-size="10pt" style:font-size-asian="10pt" style:font-size-complex="10pt"/>
    </style:style>
    <style:style style:name="T11" style:family="text">
      <style:text-properties fo:color="#ff0000" loext:opacity="100%" style:font-name="Latin Modern Roman"/>
    </style:style>
    <style:style style:name="T12" style:family="text">
      <style:text-properties fo:color="#ff0000" loext:opacity="100%" style:font-name="Latin Modern Roman" officeooo:rsid="0011a2fa"/>
    </style:style>
    <style:style style:name="T13" style:family="text">
      <style:text-properties fo:color="#ff0000" loext:opacity="100%" style:font-name="Latin Modern Roman" fo:font-size="12pt" style:font-size-asian="12pt" style:font-size-complex="12pt"/>
    </style:style>
    <style:style style:name="T14" style:family="text">
      <style:text-properties fo:color="#ff0000" loext:opacity="100%" style:font-name="Latin Modern Roman" fo:font-size="12pt" officeooo:rsid="0011a2fa" style:font-size-asian="12pt" style:font-size-complex="12pt"/>
    </style:style>
    <style:style style:name="T15" style:family="text">
      <style:text-properties fo:color="#ff0000" loext:opacity="100%" style:font-name="Latin Modern Roman" fo:font-size="12pt" fo:font-style="normal" style:font-size-asian="12pt" style:font-style-asian="normal" style:font-size-complex="12pt" style:font-style-complex="normal"/>
    </style:style>
    <style:style style:name="T16" style:family="text">
      <style:text-properties fo:color="#ff0000" loext:opacity="100%" style:font-name="Latin Modern Roman" fo:font-size="12pt" fo:font-weight="bold" officeooo:rsid="0011a2fa" style:font-size-asian="12pt" style:font-weight-asian="bold" style:font-size-complex="12pt" style:font-weight-complex="bold"/>
    </style:style>
    <style:style style:name="T17" style:family="text">
      <style:text-properties fo:color="#ff0000" loext:opacity="100%" style:font-name="Latin Modern Roman" fo:font-size="10pt" style:font-size-asian="10pt" style:font-size-complex="10pt"/>
    </style:style>
    <style:style style:name="T18" style:family="text">
      <style:text-properties fo:color="#ff0000" loext:opacity="100%" fo:font-size="12pt" officeooo:rsid="0011a2fa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ito de renovación del compromiso matrimonial</text:p>
      <text:p text:style-name="P4">Lo que Dios ha unido, no lo separe el hombre.</text:p>
      <text:p text:style-name="P1"/>
      <text:p text:style-name="P5"><text:span text:style-name="Strong_20_Emphasis"><text:span text:style-name="T14">V/.</text:span></text:span><text:span text:style-name="T7"> Queridos esposos, el Dios rico en amor y en misericordia se ha hecho presente en vuestras vidas. Por el sacramento del matrimonio os ha conferido la gracia de amaros mutuamente en Cristo y de manifestar el misterio de su amor a la Iglesia. Es él quien, por mediación de María y el Espíritu Santo, mantiene joven vuestro amor y entrega incondicional del uno al otro. Hoy queremos pedirle que renueve en vuestros corazones la gracia que un día os confirió ante el altar. En este espíritu os invito a renovar ahora vuestro compromiso matrimonial e implorar juntos al Espíritu Santo:</text:span></text:p>
      <text:p text:style-name="P2"/>
      <text:p text:style-name="P6"><text:span text:style-name="T7">Os invito a tomaros de la mano para renovar el compromiso de amor que os unió en el sacramento del matrimonio. Al renovar el sacramento del matrimonio, ¿estáis dispuestos a continuar amándoos y respetaros mutuamente durante toda la vida?</text:span></text:p>
      <text:p text:style-name="P2"/>
      <text:p text:style-name="P5"><text:span text:style-name="Strong_20_Emphasis"><text:span text:style-name="T7">Esposos</text:span></text:span><text:span text:style-name="T7">: ¡Sí, estamos dispuestos!</text:span></text:p>
      <text:p text:style-name="P2"/>
      <text:p text:style-name="P6"><text:span text:style-name="Strong_20_Emphasis"><text:span text:style-name="T14">V/.</text:span></text:span><text:span text:style-name="T7"> ¿Queréis esforzaro</text:span><text:span text:style-name="T8">s</text:span><text:span text:style-name="T7"> para hacer de vuestro hogar una iglesia-doméstica, presencia viva del amor de Cristo por su Iglesia?</text:span></text:p>
      <text:p text:style-name="P6"><text:span text:style-name="T7"/></text:p>
      <text:p text:style-name="P5"><text:span text:style-name="Strong_20_Emphasis"><text:span text:style-name="T7">Esposos:</text:span></text:span><text:span text:style-name="T7"> ¡Sí, queremos!</text:span></text:p>
      <text:p text:style-name="P5"><text:span text:style-name="T7"/></text:p>
      <text:p text:style-name="P6"><text:span text:style-name="Strong_20_Emphasis"><text:span text:style-name="T14">V/.</text:span></text:span><text:span text:style-name="T7"> En comunión con Cristo, Sacerdote, Profeta y Rey, ¿creéis que habéis sido elegidos para vivir la vocación de santidad matrimonial y familiar en medio del mundo, dando testimonio del Evangelio y haciendo realidad el reino de Dios en la vida familiar?</text:span></text:p>
      <text:p text:style-name="P6"><text:span text:style-name="Strong_20_Emphasis"><text:span text:style-name="T7"/></text:span></text:p>
      <text:p text:style-name="P6"><text:span text:style-name="Strong_20_Emphasis"><text:span text:style-name="T7">Esposos:</text:span></text:span><text:span text:style-name="T7"> ¡Sí, creemos!</text:span></text:p>
      <text:p text:style-name="P6"><text:span text:style-name="T7"/></text:p>
      <text:p text:style-name="P6"><text:span text:style-name="Strong_20_Emphasis"><text:span text:style-name="T14">V/.</text:span></text:span><text:span text:style-name="T7"> Por lo mismo, ¿estáis dispuestos a continuar educando, con un amor responsable y generoso, a los hijos que Dios os ha concedido y a conducirlos a una vivencia cada día más profunda del Evangelio de Cristo y de las enseñanzas de su Iglesia?</text:span></text:p>
      <text:p text:style-name="P6"><text:span text:style-name="T7"/></text:p>
      <text:p text:style-name="P5"><text:span text:style-name="Strong_20_Emphasis"><text:span text:style-name="T7">Esposos:</text:span></text:span><text:span text:style-name="T7"> ¡Sí, estamos dispuestos!</text:span></text:p>
      <text:p text:style-name="P5"><text:span text:style-name="T7"/></text:p>
      <text:p text:style-name="P6"><text:span text:style-name="Strong_20_Emphasis"><text:span text:style-name="T14">V/.</text:span></text:span><text:span text:style-name="T7"> Así pues, ya que queréis renovar el sacramento del matrimonio que os une en una profunda alianza de amor, os pido que expreséis vuestro mutuo amor ante Dios y la Iglesia.</text:span></text:p>
      <text:p text:style-name="P6"><text:span text:style-name="T7"/></text:p>
      <text:p text:style-name="P5"><text:span text:style-name="Emphasis"><text:span text:style-name="T15">Mirándose el uno hacia el otro y dirigiéndose a él/ella, dice:</text:span></text:span></text:p>
      <text:p text:style-name="P5"><text:span text:style-name="Emphasis"><text:span text:style-name="T15"/></text:span></text:p>
      <text:p text:style-name="P5"><text:span text:style-name="Strong_20_Emphasis"><text:span text:style-name="T7">Esposo:</text:span></text:span><text:span text:style-name="T7"> Yo </text:span><text:span text:style-name="T16">N.</text:span><text:span text:style-name="T7"> nuevamente te recibo a ti </text:span><text:span text:style-name="T16">N.</text:span><text:span text:style-name="T7"> como mi esposa. Y, con la ayuda del Espíritu Santo, prometo, ante Dios Padre y la Iglesia, continuar siéndote fiel, en lo </text:span><text:soft-page-break/><text:span text:style-name="T7">favorable y en lo adverso, con salud o enfermedad, y, así, seguir amándote y respetándote todos los días de mi vida, como Cristo ama y se entrega a su Iglesia. Quiero profundizar contigo la comunidad santa y fecunda que vivimos, sumergiéndola cada día más en el misterio de la redención, para gloria de la Santísima Trinidad. Amén.</text:span></text:p>
      <text:p text:style-name="P5"><text:span text:style-name="T7"/></text:p>
      <text:p text:style-name="P5"><text:span text:style-name="Strong_20_Emphasis"><text:span text:style-name="T7">Esposa:</text:span></text:span><text:span text:style-name="T7"> Yo </text:span><text:span text:style-name="T16">N.</text:span><text:span text:style-name="T7"> nuevamente te recibo a ti </text:span><text:span text:style-name="T16">N.</text:span><text:span text:style-name="T7"> como mi esposo. Y, con la ayuda del Espíritu Santo, prometo, ante Dios Padre y la Iglesia, continuar siéndote fiel, en lo favorable y en lo adverso, con salud o enfermedad, y, así, seguir amándote y respetándote todos los días de mi vida como Cristo ama y se entrega a su Iglesia. Quiero profundizar contigo la comunidad santa y fecunda que vivimos, sumergiéndola cada día más en el misterio de la redención, para gloria de la Santísima Trinidad. Amén.</text:span></text:p>
      <text:p text:style-name="P5"><text:span text:style-name="T7"/></text:p>
      <text:p text:style-name="P6"><text:span text:style-name="Strong_20_Emphasis"><text:span text:style-name="T14">V/.</text:span></text:span><text:span text:style-name="T7"> lo que Dios ha unido, no lo separe el hombre.</text:span></text:p>
      <text:p text:style-name="P5"><text:span text:style-name="T7"/></text:p>
      <text:p text:style-name="P5"><text:span text:style-name="Strong_20_Emphasis"><text:span text:style-name="T14">R/.</text:span></text:span><text:span text:style-name="T7"> Así se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, 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3:25:19.075759288</meta:creation-date>
    <dc:date>2023-08-25T13:34:36.938330671</dc:date>
    <meta:editing-duration>PT9M18S</meta:editing-duration>
    <meta:editing-cycles>1</meta:editing-cycles>
    <meta:document-statistic meta:table-count="0" meta:image-count="0" meta:object-count="0" meta:page-count="2" meta:paragraph-count="17" meta:word-count="508" meta:character-count="2929" meta:non-whitespace-character-count="2438"/>
    <meta:generator>LibreOffice/7.5.3.2$Linux_X86_64 LibreOffice_project/50$Build-2</meta:generator>
  </office:meta>
</office:document-meta>
</file>